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draw:marker-start-width="0.413cm" draw:marker-end="Arrow" draw:marker-end-width="0.413cm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04cm" fo:min-width="2.233cm"/>
    </style:style>
    <style:style style:name="gr3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04cm" fo:min-width="2.724cm"/>
    </style:style>
    <style:style style:name="gr4" style:family="graphic" style:parent-style-name="standard">
      <style:graphic-properties draw:stroke="none" svg:stroke-width="0.076cm" svg:stroke-color="#000000" draw:marker-start-width="0.414cm" draw:marker-end-width="0.414cm" draw:fill="none" draw:fill-color="#ffffff" draw:textarea-horizontal-align="left" draw:auto-grow-height="true" draw:auto-grow-width="true" fo:min-height="0.788cm" fo:min-width="2.9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54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5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7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343cm"/>
    </style:style>
    <style:style style:name="P1" style:family="paragraph">
      <style:text-properties style:font-name="Arial1" fo:font-size="20pt" style:font-size-asian="20pt" style:font-size-complex="20pt"/>
    </style:style>
    <style:style style:name="T1" style:family="text">
      <style:text-properties style:font-name="Arial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line draw:style-name="gr1" draw:layer="layout" svg:x1="1.271cm" svg:y1="2.63cm" svg:x2="28.201cm" svg:y2="2.637cm">
          <text:p/>
        </draw:line>
        <draw:line draw:style-name="gr1" draw:layer="layout" svg:x1="1.271cm" svg:y1="4.824cm" svg:x2="28.201cm" svg:y2="4.831cm">
          <text:p/>
        </draw:line>
        <draw:line draw:style-name="gr1" draw:layer="layout" svg:x1="1.271cm" svg:y1="7.018cm" svg:x2="28.201cm" svg:y2="7.025cm">
          <text:p/>
        </draw:line>
        <draw:line draw:style-name="gr1" draw:layer="layout" svg:x1="1.271cm" svg:y1="9.246cm" svg:x2="28.201cm" svg:y2="9.253cm">
          <text:p/>
        </draw:line>
        <draw:frame draw:style-name="gr2" draw:layer="layout" svg:width="2.733cm" svg:height="0.954cm" svg:x="1.113cm" svg:y="1.846cm">
          <draw:text-box>
            <text:p>Primary</text:p>
          </draw:text-box>
        </draw:frame>
        <draw:frame draw:style-name="gr3" draw:layer="layout" svg:width="3.224cm" svg:height="0.954cm" svg:x="1.114cm" svg:y="3.942cm">
          <draw:text-box>
            <text:p>Backup 1</text:p>
          </draw:text-box>
        </draw:frame>
        <draw:frame draw:style-name="gr3" draw:layer="layout" svg:width="3.224cm" svg:height="0.954cm" svg:x="1.114cm" svg:y="6.203cm">
          <draw:text-box>
            <text:p>Backup 2</text:p>
          </draw:text-box>
        </draw:frame>
        <draw:frame draw:style-name="gr3" draw:layer="layout" svg:width="3.224cm" svg:height="0.954cm" svg:x="1.114cm" svg:y="8.432cm">
          <draw:text-box>
            <text:p>Backup 3</text:p>
          </draw:text-box>
        </draw:frame>
        <draw:line draw:style-name="gr1" draw:layer="layout" svg:x1="3.71cm" svg:y1="0.537cm" svg:x2="5.489cm" svg:y2="2.612cm">
          <text:p/>
        </draw:line>
        <draw:frame draw:style-name="gr4" draw:text-style-name="P1" draw:layer="layout" svg:width="3.445cm" svg:height="1.038cm" svg:x="4.555cm" svg:y="0.914cm">
          <draw:text-box>
            <text:p><text:span text:style-name="T1">Request</text:span></text:p>
          </draw:text-box>
        </draw:frame>
        <draw:line draw:style-name="gr1" draw:layer="layout" svg:x1="6.834cm" svg:y1="2.63cm" svg:x2="9.375cm" svg:y2="4.826cm">
          <text:p/>
        </draw:line>
        <draw:line draw:style-name="gr1" draw:layer="layout" svg:x1="6.834cm" svg:y1="2.647cm" svg:x2="9.121cm" svg:y2="7.022cm">
          <text:p/>
        </draw:line>
        <draw:line draw:style-name="gr1" draw:layer="layout" svg:x1="6.81cm" svg:y1="2.63cm" svg:x2="9.224cm" svg:y2="9.269cm">
          <text:p/>
        </draw:line>
        <draw:frame draw:style-name="gr5" draw:text-style-name="P1" draw:layer="layout" svg:width="5.044cm" svg:height="1.038cm" svg:x="6.956cm" svg:y="9.826cm">
          <draw:text-box>
            <text:p><text:span text:style-name="T1">Pre-prepare</text:span></text:p>
          </draw:text-box>
        </draw:frame>
        <draw:line draw:style-name="gr1" draw:layer="layout" svg:x1="11.824cm" svg:y1="4.826cm" svg:x2="14.441cm" svg:y2="2.63cm">
          <text:p/>
        </draw:line>
        <draw:line draw:style-name="gr1" draw:layer="layout" svg:x1="11.875cm" svg:y1="4.86cm" svg:x2="14.122cm" svg:y2="7.022cm">
          <text:p/>
        </draw:line>
        <draw:line draw:style-name="gr1" draw:layer="layout" svg:x1="11.849cm" svg:y1="4.808cm" svg:x2="14.225cm" svg:y2="9.269cm">
          <text:p/>
        </draw:line>
        <draw:line draw:style-name="gr1" draw:layer="layout" svg:x1="11.849cm" svg:y1="7.022cm" svg:x2="15.204cm" svg:y2="2.63cm">
          <text:p/>
        </draw:line>
        <draw:line draw:style-name="gr1" draw:layer="layout" svg:x1="11.875cm" svg:y1="7.021cm" svg:x2="13.704cm" svg:y2="9.268cm">
          <text:p/>
        </draw:line>
        <draw:line draw:style-name="gr1" draw:layer="layout" svg:x1="11.875cm" svg:y1="7.021cm" svg:x2="15.28cm" svg:y2="4.825cm">
          <text:p/>
        </draw:line>
        <draw:line draw:style-name="gr1" draw:layer="layout" svg:x1="11.926cm" svg:y1="9.251cm" svg:x2="14.975cm" svg:y2="7.021cm">
          <text:p/>
        </draw:line>
        <draw:line draw:style-name="gr1" draw:layer="layout" svg:x1="11.926cm" svg:y1="9.251cm" svg:x2="14.441cm" svg:y2="4.825cm">
          <text:p/>
        </draw:line>
        <draw:line draw:style-name="gr1" draw:layer="layout" svg:x1="11.926cm" svg:y1="9.252cm" svg:x2="17.465cm" svg:y2="2.63cm">
          <text:p/>
        </draw:line>
        <draw:frame draw:style-name="gr6" draw:text-style-name="P1" draw:layer="layout" svg:width="3.012cm" svg:height="1.038cm" svg:x="12.556cm" svg:y="9.826cm">
          <draw:text-box>
            <text:p><text:span text:style-name="T1">Prepare</text:span></text:p>
          </draw:text-box>
        </draw:frame>
        <draw:line draw:style-name="gr1" draw:layer="layout" svg:x1="17.725cm" svg:y1="4.826cm" svg:x2="20.342cm" svg:y2="2.63cm">
          <text:p/>
        </draw:line>
        <draw:line draw:style-name="gr1" draw:layer="layout" svg:x1="17.776cm" svg:y1="4.86cm" svg:x2="20.023cm" svg:y2="7.022cm">
          <text:p/>
        </draw:line>
        <draw:line draw:style-name="gr1" draw:layer="layout" svg:x1="17.75cm" svg:y1="4.809cm" svg:x2="20.126cm" svg:y2="9.27cm">
          <text:p/>
        </draw:line>
        <draw:line draw:style-name="gr1" draw:layer="layout" svg:x1="17.75cm" svg:y1="7.022cm" svg:x2="21.105cm" svg:y2="2.63cm">
          <text:p/>
        </draw:line>
        <draw:line draw:style-name="gr1" draw:layer="layout" svg:x1="17.776cm" svg:y1="7.022cm" svg:x2="19.605cm" svg:y2="9.269cm">
          <text:p/>
        </draw:line>
        <draw:line draw:style-name="gr1" draw:layer="layout" svg:x1="17.776cm" svg:y1="7.022cm" svg:x2="21.181cm" svg:y2="4.826cm">
          <text:p/>
        </draw:line>
        <draw:line draw:style-name="gr1" draw:layer="layout" svg:x1="17.827cm" svg:y1="9.252cm" svg:x2="20.876cm" svg:y2="7.022cm">
          <text:p/>
        </draw:line>
        <draw:line draw:style-name="gr1" draw:layer="layout" svg:x1="17.827cm" svg:y1="9.252cm" svg:x2="20.342cm" svg:y2="4.826cm">
          <text:p/>
        </draw:line>
        <draw:line draw:style-name="gr1" draw:layer="layout" svg:x1="17.827cm" svg:y1="9.252cm" svg:x2="23.366cm" svg:y2="2.63cm">
          <text:p/>
        </draw:line>
        <draw:frame draw:style-name="gr7" draw:text-style-name="P1" draw:layer="layout" svg:width="4.243cm" svg:height="1.038cm" svg:x="18.257cm" svg:y="9.826cm">
          <draw:text-box>
            <text:p><text:span text:style-name="T1">Commit</text:span></text:p>
          </draw:text-box>
        </draw:frame>
        <draw:line draw:style-name="gr1" draw:layer="layout" svg:x1="18.834cm" svg:y1="2.63cm" svg:x2="21.375cm" svg:y2="4.826cm">
          <text:p/>
        </draw:line>
        <draw:line draw:style-name="gr1" draw:layer="layout" svg:x1="18.834cm" svg:y1="2.647cm" svg:x2="21.121cm" svg:y2="7.022cm">
          <text:p/>
        </draw:line>
        <draw:line draw:style-name="gr1" draw:layer="layout" svg:x1="18.81cm" svg:y1="2.63cm" svg:x2="21.224cm" svg:y2="9.269cm">
          <text:p/>
        </draw:line>
        <draw:line draw:style-name="gr1" draw:layer="layout" svg:x1="23.759cm" svg:y1="9.251cm" svg:x2="26.63cm" svg:y2="0.588cm">
          <text:p/>
        </draw:line>
        <draw:line draw:style-name="gr1" draw:layer="layout" svg:x1="23.987cm" svg:y1="7.038cm" svg:x2="26.223cm" svg:y2="0.468cm">
          <text:p/>
        </draw:line>
        <draw:line draw:style-name="gr1" draw:layer="layout" svg:x1="24.038cm" svg:y1="4.826cm" svg:x2="25.41cm" svg:y2="0.554cm">
          <text:p/>
        </draw:line>
        <draw:line draw:style-name="gr1" draw:layer="layout" svg:x1="25.156cm" svg:y1="2.612cm" svg:x2="25.842cm" svg:y2="0.519cm">
          <text:p/>
        </draw:line>
        <draw:frame draw:style-name="gr8" draw:text-style-name="P1" draw:layer="layout" svg:width="4.843cm" svg:height="1.038cm" svg:x="23.157cm" svg:y="9.826cm">
          <draw:text-box>
            <text:p><text:span text:style-name="T1">Repl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21T20:39:16</meta:creation-date>
    <meta:editing-duration>PT2M38S</meta:editing-duration>
    <meta:editing-cycles>4</meta:editing-cycles>
    <meta:generator>LibreOffice/4.3.2.2$MacOSX_X86_64 LibreOffice_project/edfb5295ba211bd31ad47d0bad0118690f76407d</meta:generator>
    <meta:initial-creator>Alberto Montresor</meta:initial-creator>
    <dc:date>2014-12-02T09:15:26.900775000</dc:date>
    <meta:document-statistic meta:object-count="42"/>
  </office:meta>
</office:document-meta>
</file>